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Trebuchet MS" svg:font-family="'Trebuchet MS'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1" svg:font-family="Arimo" style:font-family-generic="swiss" style:font-pitch="variable"/>
    <style:font-face style:name="Arimo" svg:font-family="Arimo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style:font-name-asian="Open Sans" style:font-size-asian="11pt" style:font-name-complex="Open Sans" style:font-size-complex="11pt"/>
    </style:style>
    <style:style style:name="P2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1a92ef" style:font-name-asian="Open Sans" style:font-size-asian="11pt" style:font-name-complex="Open Sans" style:font-size-complex="11pt"/>
    </style:style>
    <style:style style:name="P3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1ae8c9" style:font-name-asian="Open Sans" style:font-size-asian="11pt" style:font-name-complex="Open Sans" style:font-size-complex="11pt"/>
    </style:style>
    <style:style style:name="P4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2a9a10" style:font-name-asian="Open Sans" style:font-size-asian="11pt" style:font-name-complex="Open Sans" style:font-size-complex="11pt"/>
    </style:style>
    <style:style style:name="P5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2e7d14" style:font-name-asian="Open Sans" style:font-size-asian="11pt" style:font-name-complex="Open Sans" style:font-size-complex="11pt"/>
    </style:style>
    <style:style style:name="P6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293b4a" style:font-name-asian="Open Sans" style:font-size-asian="11pt" style:font-name-complex="Open Sans" style:font-size-complex="11pt"/>
    </style:style>
    <style:style style:name="P7" style:family="paragraph" style:parent-style-name="Standard">
      <style:paragraph-properties fo:margin-left="0in" fo:margin-right="0.0626in" fo:line-height="115%" fo:text-align="justify" style:justify-single-word="false" fo:text-indent="0in" style:auto-text-indent="false" fo:break-before="auto" fo:break-after="auto" style:writing-mode="lr-tb"/>
      <style:text-properties style:font-name="Arimo1" fo:font-size="11pt" style:font-name-asian="Open Sans" style:font-size-asian="11pt" style:font-name-complex="Open Sans" style:font-size-complex="11pt"/>
    </style:style>
    <style:style style:name="P8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3233e8" style:font-name-asian="Open Sans" style:font-size-asian="11pt" style:font-name-complex="Open Sans" style:font-size-complex="11pt"/>
    </style:style>
    <style:style style:name="P9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32f6c8" style:font-name-asian="Open Sans" style:font-size-asian="11pt" style:font-name-complex="Open Sans" style:font-size-complex="11pt"/>
    </style:style>
    <style:style style:name="P10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132757" style:font-name-asian="Open Sans" style:font-size-asian="11pt" style:font-name-complex="Open Sans" style:font-size-complex="11pt"/>
    </style:style>
    <style:style style:name="P11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2efe97" style:font-name-asian="Open Sans" style:font-size-asian="11pt" style:font-name-complex="Open Sans" style:font-size-complex="11pt"/>
    </style:style>
    <style:style style:name="P12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36c1d0" style:font-name-asian="Open Sans" style:font-size-asian="11pt" style:font-name-complex="Open Sans" style:font-size-complex="11pt"/>
    </style:style>
    <style:style style:name="P13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3bb63f" style:font-name-asian="Open Sans" style:font-size-asian="11pt" style:font-name-complex="Open Sans" style:font-size-complex="11pt"/>
    </style:style>
    <style:style style:name="P14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style:font-size-asian="11pt" style:font-size-complex="11pt"/>
    </style:style>
    <style:style style:name="P15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1d6286" style:font-size-asian="11pt" style:font-size-complex="11pt"/>
    </style:style>
    <style:style style:name="P16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fo:font-weight="bold" officeooo:paragraph-rsid="00132757" style:font-name-asian="Open Sans" style:font-size-asian="11pt" style:font-weight-asian="bold" style:font-name-complex="Open Sans" style:font-size-complex="11pt" style:font-weight-complex="bold"/>
    </style:style>
    <style:style style:name="P17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style:font-name-asian="Open Sans" style:font-size-asian="11pt" style:font-name-complex="Open Sans" style:font-size-complex="11pt"/>
    </style:style>
    <style:style style:name="P18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1a92ef" style:font-name-asian="Open Sans" style:font-size-asian="11pt" style:font-name-complex="Open Sans" style:font-size-complex="11pt"/>
    </style:style>
    <style:style style:name="P19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2e7d14" style:font-name-asian="Open Sans" style:font-size-asian="11pt" style:font-name-complex="Open Sans" style:font-size-complex="11pt"/>
    </style:style>
    <style:style style:name="P20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293b4a" style:font-name-asian="Open Sans" style:font-size-asian="11pt" style:font-name-complex="Open Sans" style:font-size-complex="11pt"/>
    </style:style>
    <style:style style:name="P21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132757" style:font-name-asian="Open Sans" style:font-size-asian="11pt" style:font-name-complex="Open Sans" style:font-size-complex="11pt"/>
    </style:style>
    <style:style style:name="P22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36c1d0" style:font-name-asian="Open Sans" style:font-size-asian="11pt" style:font-name-complex="Open Sans" style:font-size-complex="11pt"/>
    </style:style>
    <style:style style:name="P23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3bb63f" style:font-name-asian="Open Sans" style:font-size-asian="11pt" style:font-name-complex="Open Sans" style:font-size-complex="11pt"/>
    </style:style>
    <style:style style:name="P24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32f6c8" style:font-name-asian="Open Sans" style:font-size-asian="11pt" style:font-name-complex="Open Sans" style:font-size-complex="11pt"/>
    </style:style>
    <style:style style:name="P25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rsid="002efe97" officeooo:paragraph-rsid="002efe97" style:font-name-asian="Open Sans" style:font-size-asian="11pt" style:font-name-complex="Open Sans" style:font-size-complex="11pt"/>
    </style:style>
    <style:style style:name="P26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3233e8" style:font-size-asian="11pt" style:font-size-complex="11pt"/>
    </style:style>
    <style:style style:name="P27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Courier 10 Pitch" fo:font-size="10.6000003814697pt" fo:font-style="normal" officeooo:rsid="000bd78d" officeooo:paragraph-rsid="00132757" style:font-name-asian="Open Sans" style:font-size-asian="10.6000003814697pt" style:font-style-asian="normal" style:font-name-complex="Open Sans" style:font-size-complex="10.6000003814697pt" style:font-style-complex="normal"/>
    </style:style>
    <style:style style:name="P28" style:family="paragraph" style:parent-style-name="Standard">
      <style:paragraph-properties fo:margin-left="0in" fo:margin-right="0.0626in" fo:line-height="115%" fo:text-indent="0in" style:auto-text-indent="false" fo:break-before="page" style:writing-mode="lr-tb"/>
      <style:text-properties style:font-name="Arimo1" fo:font-size="11pt" style:font-name-asian="Open Sans" style:font-size-asian="11pt" style:font-name-complex="Open Sans" style:font-size-complex="11pt"/>
    </style:style>
    <style:style style:name="P29" style:family="paragraph" style:parent-style-name="Heading_20_1">
      <style:paragraph-properties fo:break-before="page"/>
      <style:text-properties fo:font-size="11pt" style:font-size-asian="11pt" style:font-size-complex="11pt"/>
    </style:style>
    <style:style style:name="P30" style:family="paragraph" style:parent-style-name="Heading_20_1">
      <style:paragraph-properties fo:text-align="center" style:justify-single-word="false" fo:break-before="page"/>
      <style:text-properties fo:font-size="11pt" style:font-size-asian="11pt" style:font-size-complex="11pt"/>
    </style:style>
    <style:style style:name="P31" style:family="paragraph" style:parent-style-name="Heading_20_1">
      <style:paragraph-properties fo:text-align="center" style:justify-single-word="false"/>
      <style:text-properties fo:font-size="11pt" style:font-size-asian="11pt" style:font-size-complex="11pt"/>
    </style:style>
    <style:style style:name="P32" style:family="paragraph" style:parent-style-name="Heading_20_1">
      <style:paragraph-properties fo:text-align="center" style:justify-single-word="false" fo:break-before="page"/>
      <style:text-properties fo:font-size="11pt" officeooo:rsid="00132757" style:font-size-asian="11pt" style:font-size-complex="11pt"/>
    </style:style>
    <style:style style:name="P33" style:family="paragraph" style:parent-style-name="Heading_20_1" style:master-page-name="First_20_Page">
      <style:paragraph-properties fo:text-align="center" style:justify-single-word="false" style:page-number="auto" fo:break-before="auto" fo:break-after="auto"/>
      <style:text-properties fo:font-size="11pt" style:font-size-asian="11pt" style:font-size-complex="11pt"/>
    </style:style>
    <style:style style:name="T1" style:family="text">
      <style:text-properties style:font-name-asian="Open Sans" style:font-name-complex="Open Sans"/>
    </style:style>
    <style:style style:name="T2" style:family="text">
      <style:text-properties officeooo:rsid="002efe97" style:font-name-asian="Open Sans" style:font-name-complex="Open Sans"/>
    </style:style>
    <style:style style:name="T3" style:family="text">
      <style:text-properties officeooo:rsid="003233e8" style:font-name-asian="Open Sans" style:font-name-complex="Open Sans"/>
    </style:style>
    <style:style style:name="T4" style:family="text">
      <style:text-properties officeooo:rsid="001d6286" style:font-name-asian="Open Sans" style:font-name-complex="Open Sans"/>
    </style:style>
    <style:style style:name="T5" style:family="text">
      <style:text-properties fo:font-weight="bold" style:font-name-asian="Open Sans" style:font-weight-asian="bold" style:font-name-complex="Open Sans" style:font-weight-complex="bold"/>
    </style:style>
    <style:style style:name="T6" style:family="text">
      <style:text-properties officeooo:rsid="00132757"/>
    </style:style>
    <style:style style:name="T7" style:family="text">
      <style:text-properties officeooo:rsid="001a92ef"/>
    </style:style>
    <style:style style:name="T8" style:family="text">
      <style:text-properties officeooo:rsid="001ae8c9"/>
    </style:style>
    <style:style style:name="T9" style:family="text">
      <style:text-properties officeooo:rsid="001f16c9"/>
    </style:style>
    <style:style style:name="T10" style:family="text">
      <style:text-properties officeooo:rsid="002a9a10"/>
    </style:style>
    <style:style style:name="T11" style:family="text">
      <style:text-properties officeooo:rsid="002e7d14"/>
    </style:style>
    <style:style style:name="T12" style:family="text">
      <style:text-properties officeooo:rsid="002efe97"/>
    </style:style>
    <style:style style:name="T13" style:family="text">
      <style:text-properties officeooo:rsid="0036c1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5">IX</text:span><text:span text:style-name="T1"> </text:span></text:p>
      <text:p text:style-name="P1"/>
      <text:p text:style-name="P1">lava looks thick and plush, like if touched it would give or puncture</text:p>
      <text:p text:style-name="P1">taste buds zoomed in resemble a new york cemetery</text:p>
      <text:p text:style-name="P1">how to touch grapefruit without contamination</text:p>
      <text:p text:style-name="P1">people get impregnated from doorknob contact a statistically insignificant number of times per year</text:p>
      <text:p text:style-name="P1">a goose bill zoomed <text:s/>in resembles a brooklyn cemetery</text:p>
      <text:p text:style-name="P1">there is nothing left but impress</text:p>
      <text:p text:style-name="P1">a truant shadow lingers here</text:p>
      <text:p text:style-name="P1">lava is unrelenting and not a beanbag</text:p>
      <text:p text:style-name="P1">in a sour palm two halves</text:p>
      <text:p text:style-name="P1"/>
      <text:p text:style-name="P30">X</text:p>
      <text:p text:style-name="P1"/>
      <text:p text:style-name="P1">invisibly dappled and alive </text:p>
      <text:p text:style-name="P1">nectarine swarming</text:p>
      <text:p text:style-name="P1">contact is a language…...</text:p>
      <text:p text:style-name="P1">your hands: doorknobs electrical plugs sweets bed </text:p>
      <text:p text:style-name="P15"><text:span text:style-name="T1">the </text:span><text:span text:style-name="T4">absent</text:span><text:span text:style-name="T1"> wires plums bus another’s hands linens light switch.</text:span></text:p>
      <text:p text:style-name="P1">most things touched</text:p>
      <text:p text:style-name="P1">inanimate but life damp</text:p>
      <text:p text:style-name="P1">festering like heavy gauze</text:p>
      <text:p text:style-name="P1">on them commutative</text:p>
      <text:p text:style-name="P1">and expanding,</text:p>
      <text:p text:style-name="P8">endo/exogeny.</text:p>
      <text:p text:style-name="P1">like drowning in </text:p>
      <text:p text:style-name="P1">cotton and</text:p>
      <text:p text:style-name="P1">shouting the</text:p>
      <text:p text:style-name="P1">reach deadens</text:p>
      <text:p text:style-name="P1">fast but disrupts</text:p>
      <text:p text:style-name="P1">swaths tiny,</text:p>
      <text:p text:style-name="P1"><text:soft-page-break/>unseen, or like</text:p>
      <text:p text:style-name="P1">an 80s computing</text:p>
      <text:p text:style-name="P1">one liner </text:p>
      <text:p text:style-name="P1">to repeat </text:p>
      <text:p text:style-name="P1">slashes, a maze-</text:p>
      <text:p text:style-name="P1">like illusion,</text:p>
      <text:p text:style-name="P1">unsolvable, that </text:p>
      <text:p text:style-name="P1">continues forever, a</text:p>
      <text:p text:style-name="P1">tiny conceit, </text:p>
      <text:p text:style-name="P1">forever, </text:p>
      <text:p text:style-name="P1">Who</text:p>
      <text:p text:style-name="P1">is unreachable</text:p>
      <text:p text:style-name="P1">except</text:p>
      <text:p text:style-name="P1">by a </text:p>
      <text:p text:style-name="P1">semaphore</text:p>
      <text:p text:style-name="P1"/>
      <text:p text:style-name="P30">XI</text:p>
      <text:p text:style-name="P1"/>
      <text:p text:style-name="P10">strawberry grey </text:p>
      <text:p text:style-name="P21">with mold on</text:p>
      <text:p text:style-name="P1">palate resting</text:p>
      <text:p text:style-name="P1">a tired moth</text:p>
      <text:p text:style-name="P30">XII</text:p>
      <text:p text:style-name="P1"/>
      <text:p text:style-name="P1">Who beneath the gaussian snow asked for mercy:</text:p>
      <text:p text:style-name="P1">blue skies and green grass for those </text:p>
      <text:p text:style-name="P1">who end in the elysian fields, for</text:p>
      <text:p text:style-name="P1">there in the polytopes of n-dimension</text:p>
      <text:p text:style-name="P1">is a future,</text:p>
      <text:p text:style-name="P11">in this gentle system unreeling into</text:p>
      <text:p text:style-name="P1">Darkness from the folds</text:p>
      <text:p text:style-name="P1">of a silver-forest curtain,</text:p>
      <text:p text:style-name="P1">there is something more.</text:p>
      <text:p text:style-name="P1">there is love in immaterial,</text:p>
      <text:p text:style-name="P1">in the desperation of untouch,</text:p>
      <text:p text:style-name="P1">in the meek and irretrievable.</text:p>
      <text:p text:style-name="P17"/>
      <text:p text:style-name="P17"/>
      <text:p text:style-name="P1">if you look closely at the</text:p>
      <text:p text:style-name="P1">solder etch on a green board it</text:p>
      <text:p text:style-name="P8">may appear to be knossos labyrinth.</text:p>
      <text:p text:style-name="P1"/>
      <text:p text:style-name="P17"><text:soft-page-break/></text:p>
      <text:p text:style-name="P17">do not worry.</text:p>
      <text:p text:style-name="P1">these mazes</text:p>
      <text:p text:style-name="P1">are symbolic </text:p>
      <text:p text:style-name="P1">of elaborate</text:p>
      <text:p text:style-name="P1">dan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Trebuchet MS" svg:font-family="'Trebuchet MS'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1" svg:font-family="Arimo" style:font-family-generic="swiss" style:font-pitch="variable"/>
    <style:font-face style:name="Arimo" svg:font-family="Arimo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 style:master-page-name="">
      <style:paragraph-properties fo:margin-top="0in" fo:margin-bottom="0in" loext:contextual-spacing="false" fo:line-height="125%" fo:keep-together="always" style:page-number="auto" fo:break-before="auto" fo:break-after="auto" fo:keep-with-next="always" style:writing-mode="lr-tb"/>
      <style:text-properties style:font-name="Arimo" fo:font-family="Arimo" style:font-style-name="Bold" style:font-family-generic="swiss" style:font-pitch="variable" fo:font-size="12pt" fo:font-weight="bold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Untitled1" style:family="paragraph" style:parent-style-name="Heading_20_1" style:master-page-name="">
      <style:paragraph-properties style:page-number="auto"/>
      <style:text-properties fo:font-weight="bold"/>
    </style:style>
    <style:style style:name="Untitled2" style:family="paragraph" style:parent-style-name="Heading_20_1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in" fo:page-height="5in" style:num-format="1" style:print-orientation="portrait" fo:margin-top="0.5299in" fo:margin-bottom="0.5299in" fo:margin-left="0.5299in" fo:margin-right="0.5299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in" fo:page-height="5in" style:num-format="1" style:print-orientation="portrait" fo:margin-top="0.5299in" fo:margin-bottom="0.5299in" fo:margin-left="0.5299in" fo:margin-right="0.52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7.5in" fo:page-height="7.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dc:title/>
    <meta:editing-cycles>6</meta:editing-cycles>
    <meta:editing-duration>PT18M14S</meta:editing-duration>
    <meta:creation-date>2016-01-06T00:29:00.554907131</meta:creation-date>
    <dc:date>2016-01-09T17:39:50.116885627</dc:date>
    <meta:document-statistic meta:table-count="0" meta:image-count="0" meta:object-count="0" meta:page-count="6" meta:paragraph-count="69" meta:word-count="270" meta:character-count="1570" meta:non-whitespace-character-count="1355"/>
  </office:meta>
</office:document-meta>
</file>